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haroni" svg:font-family="Aharoni" style:font-pitch="variable"/>
    <style:font-face style:name="Adobe Devanagari" svg:font-family="'Adobe Devanagari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haroni" fo:font-size="32pt" officeooo:rsid="001b43b8" officeooo:paragraph-rsid="001b43b8" style:font-size-asian="28pt" style:font-size-complex="32pt"/>
    </style:style>
    <style:style style:name="P2" style:family="paragraph" style:parent-style-name="Standard">
      <style:paragraph-properties fo:text-align="start" style:justify-single-word="false"/>
      <style:text-properties style:font-name="Aharoni" fo:font-size="32pt" officeooo:rsid="001b43b8" officeooo:paragraph-rsid="001b43b8" style:font-size-asian="28pt" style:font-size-complex="32pt"/>
    </style:style>
    <style:style style:name="P3" style:family="paragraph" style:parent-style-name="Standard">
      <style:paragraph-properties fo:text-align="start" style:justify-single-word="false"/>
      <style:text-properties style:font-name="Adobe Devanagari" fo:font-size="22pt" officeooo:rsid="001b43b8" officeooo:paragraph-rsid="001b43b8" style:font-size-asian="19.25pt" style:font-size-complex="22pt"/>
    </style:style>
    <style:style style:name="P4" style:family="paragraph" style:parent-style-name="Standard">
      <style:paragraph-properties fo:text-align="start" style:justify-single-word="false"/>
      <style:text-properties style:font-name="Adobe Devanagari" fo:font-size="22pt" officeooo:rsid="001bd676" officeooo:paragraph-rsid="001bd676" style:font-size-asian="19.25pt" style:font-size-complex="22pt"/>
    </style:style>
    <style:style style:name="P5" style:family="paragraph" style:parent-style-name="Standard">
      <style:paragraph-properties fo:text-align="start" style:justify-single-word="false"/>
      <style:text-properties style:font-name="Adobe Devanagari" fo:font-size="22pt" style:text-underline-style="none" fo:font-weight="bold" officeooo:rsid="001bd676" officeooo:paragraph-rsid="001bd676" style:font-size-asian="19.25pt" style:font-weight-asian="bold" style:font-size-complex="2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bd676"/>
    </style:style>
    <style:style style:name="T3" style:family="text">
      <style:text-properties style:font-name="Aharoni" fo:font-size="32pt" style:text-underline-style="solid" style:text-underline-width="auto" style:text-underline-color="font-color" style:font-size-asian="28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Vista Controlador</text:p>
      <text:p text:style-name="P2"/>
      <text:p text:style-name="P3">*Patrón de diseño a la hora de crear aplicaciones de servidor de java </text:p>
      <text:p text:style-name="P3">*Separar la parte lógica de la parte visual en nuestros proyectos</text:p>
      <text:p text:style-name="P3">*Integrando Servlets y JSP en nuestros proyectos haciendo que trabajen juntos</text:p>
      <text:p text:style-name="P3">*los Servlets se encargarán de la parte lógica de nuestro proyectos</text:p>
      <text:p text:style-name="P3">*JSP <text:s/>se encargará de la parte visual</text:p>
      <text:p text:style-name="P3"/>
      <text:p text:style-name="P3">Cuando utilizamos el modelo vista controlador, vamos a tener un contralador que se construye con el servlet de java <text:s/>y una base de datos que el usuario que va buscando los datos y luego entrara en juego JSP, que con el usuario <text:s/>interactúa.</text:p>
      <text:p text:style-name="P3"/>
      <text:p text:style-name="P3">1El usuario pide una petición que es <text:span text:style-name="T2">recibida</text:span> por el controlador.</text:p>
      <text:p text:style-name="P4">2Despues de recibir la petición del usuario se comuinica con la base de datos.</text:p>
      <text:p text:style-name="P4"><text:soft-page-break/>3 Una vez <text:s/>que servlets le ha proporcionado los datos, pasa el archivo al JSP y el cliente lo recibe la informacion en su navegador.</text:p>
      <text:p text:style-name="P4"><text:tab/><text:tab/><text:tab/><text:tab/><text:tab/><text:span text:style-name="T3">Ventajas MVC</text:span></text:p>
      <text:p text:style-name="P5">*<text:span text:style-name="T1">Elimina código HTML del Servlet</text:span></text:p>
      <text:p text:style-name="P5"><text:span text:style-name="T1">*No más println</text:span></text:p>
      <text:p text:style-name="P5"><text:span text:style-name="T1">*Elimina código java en JSP</text:span></text:p>
      <text:p text:style-name="P5"><text:span text:style-name="T1">*No más scriplets</text:span></text:p>
      <text:p text:style-name="P5"><text:span text:style-name="T1">*Favorece el desarrollo por varios programadores</text:span></text:p>
      <text:p text:style-name="P5"><text:span text:style-name="T1">*Favorece el mantenimiento del proyecto</text:span></text:p>
      <text:p text:style-name="P5"><text:span text:style-name="T1">*Favorece la depuración de errores</text:span></text:p>
      <text:p text:style-name="P5"><text:span text:style-name="T1">*Favorece la escalabilidad del proyec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haroni" svg:font-family="Aharoni" style:font-pitch="variable"/>
    <style:font-face style:name="Adobe Devanagari" svg:font-family="'Adobe Devanagari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2:42:51.013000000</meta:creation-date>
    <dc:date>2019-04-29T13:52:37.099000000</dc:date>
    <meta:editing-duration>PT45M53S</meta:editing-duration>
    <meta:editing-cycles>1</meta:editing-cycles>
    <meta:document-statistic meta:table-count="0" meta:image-count="0" meta:object-count="0" meta:page-count="2" meta:paragraph-count="19" meta:word-count="188" meta:character-count="1122" meta:non-whitespace-character-count="943"/>
    <meta:generator>LibreOffice/6.0.6.2$Windows_X86_64 LibreOffice_project/0c292870b25a325b5ed35f6b45599d2ea4458e77</meta:generator>
  </office:meta>
</office:document-meta>
</file>